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A000001A77463F49F6A80E760.jpg" manifest:media-type="image/jpeg"/>
  <manifest:file-entry manifest:full-path="Pictures/10000000000001950000007C591DCFD7A5DA5E23.png" manifest:media-type="image/png"/>
  <manifest:file-entry manifest:full-path="Pictures/100000000000011C000000B1E330B59F10F85B98.jpg" manifest:media-type="image/jpeg"/>
  <manifest:file-entry manifest:full-path="Pictures/1000000000000280000001E0CDB1DA5E933A09CF.jpg" manifest:media-type="image/jpeg"/>
  <manifest:file-entry manifest:full-path="Pictures/100002010000036E000000F6F77D6C7AC28091E1.png" manifest:media-type="image/png"/>
  <manifest:file-entry manifest:full-path="Pictures/10000000000005DC000003E8C5F13EC9EC8BD312.jpg" manifest:media-type="image/jpeg"/>
  <manifest:file-entry manifest:full-path="Pictures/10000000000004D800000307C41533521C808640.jpg" manifest:media-type="image/jpeg"/>
  <manifest:file-entry manifest:full-path="Pictures/100000000000027400000154C9169FA140DC710A.jpg" manifest:media-type="image/jpeg"/>
  <manifest:file-entry manifest:full-path="Pictures/1000000000000384000002D08AF08E78EAB7E381.jpg" manifest:media-type="image/jpeg"/>
  <manifest:file-entry manifest:full-path="Pictures/1000000000000264000002646054FFB0A8DD527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267cm" svg:height="18.177cm" svg:x="0.508cm" svg:y="1.127cm">
          <draw:image xlink:href="Pictures/10000000000005DC000003E8C5F13EC9EC8BD31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17.361cm" svg:height="9.398cm" svg:x="10.639cm" svg:y="6.604cm" presentation:class="graphic" presentation:user-transformed="true">
          <draw:image xlink:href="Pictures/100000000000027400000154C9169FA140DC710A.jpg" xlink:type="simple" xlink:show="embed" xlink:actuate="onLoad">
            <text:p/>
          </draw:image>
        </draw:frame>
        <draw:frame draw:style-name="gr1" draw:text-style-name="P2" draw:layer="layout" svg:width="15.43cm" svg:height="15.43cm" svg:x="0.254cm" svg:y="4.064cm">
          <draw:image xlink:href="Pictures/1000000000000264000002646054FFB0A8DD52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19.487cm" svg:height="12.179cm" svg:x="0.508cm" svg:y="0.762cm" presentation:class="graphic" presentation:user-transformed="true">
          <draw:image xlink:href="Pictures/10000000000004D800000307C41533521C808640.jpg" xlink:type="simple" xlink:show="embed" xlink:actuate="onLoad">
            <text:p/>
          </draw:image>
        </draw:frame>
        <draw:frame draw:style-name="gr1" draw:text-style-name="P2" draw:layer="layout" svg:width="23.229cm" svg:height="6.508cm" svg:x="3.556cm" svg:y="12.796cm">
          <draw:image xlink:href="Pictures/100002010000036E000000F6F77D6C7AC28091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3.812cm" svg:height="19.049cm" svg:x="2.259cm" svg:y="1.099cm">
          <draw:image xlink:href="Pictures/1000000000000384000002D08AF08E78EAB7E38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13.718cm" svg:height="10.288cm" svg:x="2.032cm" svg:y="2.032cm">
          <draw:image xlink:href="Pictures/1000000000000280000001E0CDB1DA5E933A09CF.jpg" xlink:type="simple" xlink:show="embed" xlink:actuate="onLoad">
            <text:p/>
          </draw:image>
        </draw:frame>
        <draw:frame draw:style-name="gr1" draw:text-style-name="P2" draw:layer="layout" svg:width="17.526cm" svg:height="5.365cm" svg:x="7.62cm" svg:y="13.431cm">
          <draw:image xlink:href="Pictures/10000000000001950000007C591DCFD7A5DA5E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18.254cm" svg:height="12.179cm" svg:x="2.574cm" svg:y="1.778cm" presentation:class="graphic" presentation:user-transformed="true">
          <draw:image xlink:href="Pictures/100000000000027A000001A77463F49F6A80E760.jpg" xlink:type="simple" xlink:show="embed" xlink:actuate="onLoad">
            <text:p/>
          </draw:image>
        </draw:frame>
        <draw:frame draw:style-name="gr1" draw:text-style-name="P2" draw:layer="layout" svg:width="13.444cm" svg:height="8.378cm" svg:x="12.21cm" svg:y="10.418cm">
          <draw:image xlink:href="Pictures/100000000000011C000000B1E330B59F10F85B9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22:01:47.591197781</meta:creation-date>
    <dc:date>2017-07-20T00:06:01.677694383</dc:date>
    <meta:editing-duration>PT16M41S</meta:editing-duration>
    <meta:editing-cycles>2</meta:editing-cycles>
    <meta:generator>LibreOffice/5.1.2.2$Linux_X86_64 LibreOffice_project/10m0$Build-2</meta:generator>
    <meta:document-statistic meta:object-count="50"/>
  </office:meta>
</office:document-meta>
</file>